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62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0.3283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6472in"/>
    </style:style>
    <style:style style:name="co7" style:family="table-column">
      <style:table-column-properties fo:break-before="auto" style:column-width="0.5563in"/>
    </style:style>
    <style:style style:name="co8" style:family="table-column">
      <style:table-column-properties fo:break-before="auto" style:column-width="0.478in"/>
    </style:style>
    <style:style style:name="co9" style:family="table-column">
      <style:table-column-properties fo:break-before="auto" style:column-width="0.398in"/>
    </style:style>
    <style:style style:name="co10" style:family="table-column">
      <style:table-column-properties fo:break-before="auto" style:column-width="0.3583in"/>
    </style:style>
    <style:style style:name="co11" style:family="table-column">
      <style:table-column-properties fo:break-before="auto" style:column-width="0.6272in"/>
    </style:style>
    <style:style style:name="co12" style:family="table-column">
      <style:table-column-properties fo:break-before="auto" style:column-width="0.5673in"/>
    </style:style>
    <style:style style:name="co13" style:family="table-column">
      <style:table-column-properties fo:break-before="auto" style:column-width="0.3189in"/>
    </style:style>
    <style:style style:name="co14" style:family="table-column">
      <style:table-column-properties fo:break-before="auto" style:column-width="0.9756in"/>
    </style:style>
    <style:style style:name="co15" style:family="table-column">
      <style:table-column-properties fo:break-before="auto" style:column-width="0.3681in"/>
    </style:style>
    <style:style style:name="co16" style:family="table-column">
      <style:table-column-properties fo:break-before="auto" style:column-width="0.5874in"/>
    </style:style>
    <style:style style:name="co17" style:family="table-column">
      <style:table-column-properties fo:break-before="auto" style:column-width="0.6972in"/>
    </style:style>
    <style:style style:name="co18" style:family="table-column">
      <style:table-column-properties fo:break-before="auto" style:column-width="0.6173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0.4382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7756in" fo:break-before="auto" style:use-optimal-row-height="true"/>
    </style:style>
    <style:style style:name="ro5" style:family="table-row">
      <style:table-row-properties style:row-height="0.9256in" fo:break-before="auto" style:use-optimal-row-height="true"/>
    </style:style>
    <style:style style:name="ro6" style:family="table-row">
      <style:table-row-properties style:row-height="0.4764in" fo:break-before="auto" style:use-optimal-row-height="true"/>
    </style:style>
    <style:style style:name="ro7" style:family="table-row">
      <style:table-row-properties style:row-height="1.6744in" fo:break-before="auto" style:use-optimal-row-height="true"/>
    </style:style>
    <style:style style:name="ro8" style:family="table-row">
      <style:table-row-properties style:row-height="0.1764in" fo:break-before="auto" style:use-optimal-row-height="true"/>
    </style:style>
    <style:style style:name="ro9" style:family="table-row">
      <style:table-row-properties style:row-height="0.4665in" fo:break-before="auto" style:use-optimal-row-height="true"/>
    </style:style>
    <style:style style:name="ro10" style:family="table-row">
      <style:table-row-properties style:row-height="0.1654in" fo:break-before="auto" style:use-optimal-row-height="true"/>
    </style:style>
    <style:style style:name="ro11" style:family="table-row">
      <style:table-row-properties style:row-height="0.7681in" fo:break-before="auto" style:use-optimal-row-height="true"/>
    </style:style>
    <style:style style:name="ro12" style:family="table-row">
      <style:table-row-properties style:row-height="0.3209in" fo:break-before="auto" style:use-optimal-row-height="true"/>
    </style:style>
    <style:style style:name="ro13" style:family="table-row">
      <style:table-row-properties style:row-height="1.3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style:font-name-asian="Arial Unicode MS" style:font-name-complex="Arial Unicode MS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 style:data-style-name="N37">
      <style:table-cell-properties fo:background-color="#ccffff"/>
    </style:style>
    <style:style style:name="ce1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font-name-asian="Arial Unicode MS" style:font-name-complex="Arial Unicode M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7"/>
        <table:table-column table:style-name="co6" table:default-cell-style-name="Default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Default"/>
        <table:table-column table:style-name="co5" table:default-cell-style-name="ce7"/>
        <table:table-column table:style-name="co10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2" table:default-cell-style-name="ce14"/>
        <table:table-column table:style-name="co13" table:default-cell-style-name="ce14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5" table:number-columns-repeated="998" table:default-cell-style-name="Default"/>
        <table:table-row table:style-name="ro1">
          <table:table-cell table:style-name="ce1"/>
          <table:table-cell table:style-name="ce2" office:value-type="string" table:number-columns-spanned="5" table:number-rows-spanned="1">
            <text:p>CATEGORY</text:p>
          </table:table-cell>
          <table:covered-table-cell table:number-columns-repeated="4" table:style-name="ce3"/>
          <table:table-cell table:style-name="ce4" office:value-type="string" table:number-columns-spanned="7" table:number-rows-spanned="1">
            <text:p>PERSON</text:p>
          </table:table-cell>
          <table:covered-table-cell/>
          <table:covered-table-cell table:number-columns-repeated="3" table:style-name="ce5"/>
          <table:covered-table-cell/>
          <table:covered-table-cell table:style-name="ce11"/>
          <table:table-cell table:style-name="ce12" office:value-type="string" table:number-columns-spanned="6" table:number-rows-spanned="1">
            <text:p>ORGANIZATION</text:p>
          </table:table-cell>
          <table:covered-table-cell table:number-columns-repeated="5" table:style-name="ce13"/>
          <table:table-cell table:style-name="ce15" office:value-type="string" table:number-columns-spanned="7" table:number-rows-spanned="1">
            <text:p>EVENT</text:p>
          </table:table-cell>
          <table:covered-table-cell table:number-columns-repeated="6" table:style-name="ce16"/>
          <table:table-cell table:style-name="ce1" office:value-type="string">
            <text:p>award</text:p>
          </table:table-cell>
          <table:table-cell table:style-name="ce1" table:number-columns-repeated="997"/>
        </table:table-row>
        <table:table-row table:style-name="ro2">
          <table:table-cell table:style-name="ce1" office:value-type="string">
            <text:p>not women</text:p>
          </table:table-cell>
          <table:table-cell table:style-name="ce1" office:value-type="string">
            <text:p>youth?</text:p>
          </table:table-cell>
          <table:table-cell table:style-name="ce1" office:value-type="string">
            <text:p>stem?</text:p>
          </table:table-cell>
          <table:table-cell table:style-name="ce1" office:value-type="string">
            <text:p>racial?</text:p>
          </table:table-cell>
          <table:table-cell table:style-name="ce1" office:value-type="string">
            <text:p>harass?</text:p>
          </table:table-cell>
          <table:table-cell table:style-name="ce1" office:value-type="string">
            <text:p>ldshp?</text:p>
          </table:table-cell>
          <table:table-cell table:style-name="ce5" office:value-type="string">
            <text:p>name</text:p>
          </table:table-cell>
          <table:table-cell office:value-type="string">
            <text:p>rol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org</text:p>
          </table:table-cell>
          <table:table-cell table:style-name="ce5" office:value-type="string">
            <text:p>email</text:p>
          </table:table-cell>
          <table:table-cell office:value-type="string">
            <text:p>phone</text:p>
          </table:table-cell>
          <table:table-cell table:style-name="ce5" office:value-type="string">
            <text:p>link</text:p>
          </table:table-cell>
          <table:table-cell table:style-name="ce13" office:value-type="string">
            <text:p>org</text:p>
          </table:table-cell>
          <table:table-cell table:style-name="ce13" office:value-type="string">
            <text:p>parent org</text:p>
          </table:table-cell>
          <table:table-cell table:style-name="ce13" office:value-type="string">
            <text:p>loc</text:p>
          </table:table-cell>
          <table:table-cell table:style-name="ce13" office:value-type="string">
            <text:p>mission</text:p>
          </table:table-cell>
          <table:table-cell table:style-name="ce13" office:value-type="string">
            <text:p>resources</text:p>
          </table:table-cell>
          <table:table-cell table:style-name="ce13" office:value-type="string">
            <text:p>link</text:p>
          </table:table-cell>
          <table:table-cell table:style-name="ce16" office:value-type="string">
            <text:p>event </text:p>
          </table:table-cell>
          <table:table-cell table:style-name="ce16" office:value-type="string">
            <text:p>link</text:p>
          </table:table-cell>
          <table:table-cell table:style-name="ce16" office:value-type="string">
            <text:p>desc</text:p>
          </table:table-cell>
          <table:table-cell table:style-name="ce16" office:value-type="string">
            <text:p>hosts</text:p>
          </table:table-cell>
          <table:table-cell table:style-name="ce16" office:value-type="string">
            <text:p>date</text:p>
          </table:table-cell>
          <table:table-cell table:style-name="ce16" office:value-type="string">
            <text:p>loc</text:p>
          </table:table-cell>
          <table:table-cell table:style-name="ce16" office:value-type="string">
            <text:p>org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nk</text:p>
          </table:table-cell>
          <table:table-cell table:style-name="ce1" table:number-columns-repeated="996"/>
        </table:table-row>
        <table:table-row table:style-name="ro3">
          <table:table-cell table:number-columns-repeated="5"/>
          <table:table-cell office:value-type="string">
            <text:p>x</text:p>
          </table:table-cell>
          <table:table-cell table:style-name="ce6" office:value-type="string">
            <text:p>Penny George</text:p>
          </table:table-cell>
          <table:table-cell/>
          <table:table-cell table:style-name="ce6" office:value-type="string">
            <text:p>chair: PPGWLI</text:p>
          </table:table-cell>
          <table:table-cell table:number-columns-repeated="4"/>
          <table:table-cell table:style-name="ce10" office:value-type="string">
            <text:p><text:span text:style-name="T1">Penny Pilgram </text:span><text:span text:style-name="T1">George </text:span><text:span text:style-name="T1">Women's </text:span><text:span text:style-name="T1">Leadership </text:span><text:span text:style-name="T1">Initiative </text:span><text:span text:style-name="T1">(PPGWLI)</text:span></text:p>
          </table:table-cell>
          <table:table-cell table:style-name="ce10" office:value-type="string">
            <text:p>George Family Foundation</text:p>
          </table:table-cell>
          <table:table-cell table:style-name="ce10"/>
          <table:table-cell table:style-name="ce10" office:value-type="string">
            <text:p>♀ leadership</text:p>
          </table:table-cell>
          <table:table-cell table:style-name="ce10" office:value-type="string">
            <text:p><text:span text:style-name="T1"><text:a xlink:href="http://www.inc.com/lisa-abeyta/what-every-woman-leader-can-learn-from-hillary-clintons-acceptance-speech.html">http://www.inc.com/lisa-abeyta/what-every-woman-leader-can-learn-from-hillary-clintons-acceptance-speech.html</text:a></text:span><text:span text:style-name="T1"> </text:span><text:span text:style-name="T1"><text:a xlink:href="https://www.theodysseyonline.com/why-aly-raisman-is-the-definition-of-leader">https://www.theodysseyonline.com/why-aly-raisman-is-the-definition-of-leader</text:a></text:span><text:span text:style-name="T1"> </text:span><text:span text:style-name="T1"><text:a xlink:href="http://www.womensagenda.com.au/career-agenda/item/7313-the-key-things-to-know-about-mentoring">http://www.womensagenda.com.au/career-agenda/item/7313-the-key-things-to-know-about-mentoring</text:a></text:span><text:span text:style-name="T1"> <text:s/></text:span><text:span text:style-name="T1"><text:a xlink:href="http://www.theatlantic.com/business/archive/2016/08/what-do-women-leaders-have-in-common/492656/">http://www.theatlantic.com/business/archive/2016/08/what-do-women-leaders-have-in-common/492656/</text:a></text:span><text:span text:style-name="T1"> </text:span><text:span text:style-name="T1"><text:a xlink:href="http://www.upworthy.com/17-amazing-women-who-probably-arent-in-history-books-but-should-be?c=ufb1">http://www.upworthy.com/17-amazing-women-who-probably-arent-in-history-books-but-should-be?c=ufb1</text:a></text:span><text:span text:style-name="T1"> </text:span></text:p>
          </table:table-cell>
          <table:table-cell table:style-name="ce10" office:value-type="string">
            <text:p><text:span text:style-name="T1"><text:a xlink:href="https://studentaffairs.duke.edu/ucae/leadership/penny-pilgram-george-womens-leadership-initiative">https://studentaffairs.duke.edu/ucae/leadership/penny-pilgram-george-womens-leadership-initiative</text:a></text:span></text:p>
          </table:table-cell>
          <table:table-cell table:number-columns-repeated="1005"/>
        </table:table-row>
        <table:table-row table:style-name="ro4">
          <table:table-cell table:number-columns-repeated="13"/>
          <table:table-cell table:style-name="ce6" office:value-type="string">
            <text:p>International House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style-name="ce6" office:value-type="string">
            <text:p>the Women's Center</text:p>
          </table:table-cell>
          <table:table-cell table:number-columns-repeated="1010"/>
        </table:table-row>
        <table:table-row table:style-name="ro5">
          <table:table-cell table:number-columns-repeated="3"/>
          <table:table-cell office:value-type="string">
            <text:p>x</text:p>
          </table:table-cell>
          <table:table-cell table:number-columns-repeated="15"/>
          <table:table-cell table:style-name="ce9" office:value-type="string">
            <text:p>Writing Our Lives</text:p>
          </table:table-cell>
          <table:table-cell table:style-name="ce6" office:value-type="string">
            <text:p><text:a xlink:href="https://studentaffairs.duke.edu/sites/default/files/styles/large_xl/public/2018-10/WritingOurLive-PPCohort.jpg?itok=WKNy5Gmn">https://studentaffairs.duke.edu/sites/default/files/styles/large_xl/public/2018-10/WritingOurLive-PPCohort.jpg?itok=WKNy5Gmn</text:a>, <text:a xlink:href="https://studentaffairs.duke.edu/ucae/leadership/penny-pilgram-george-womens-leadership-initiative/women-leadership-events">https://studentaffairs.duke.edu/ucae/leadership/penny-pilgram-george-womens-leadership-initiative/women-leadership-events</text:a></text:p>
          </table:table-cell>
          <table:table-cell table:style-name="Default" office:value-type="string">
            <text:p>day-long retreat with Jaki Shelton Green, 2018 NC Poet Laureate, will create space for meaningful conversations and self-discovery through creative writing exercises that focus on healing, growth, and change as female identified students from diverse backgrounds.</text:p>
          </table:table-cell>
          <table:table-cell table:style-name="ce9" office:value-type="string">
            <text:p>PPGWLI, International House, the Women's Center</text:p>
          </table:table-cell>
          <table:table-cell table:style-name="ce18" office:value-type="date" office:date-value="2018-11-10">
            <text:p>11/10/18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0" office:value-type="string">
            <text:p>UCAE Student Involvement </text:p>
          </table:table-cell>
          <table:table-cell table:number-columns-repeated="1010"/>
        </table:table-row>
        <table:table-row table:style-name="ro6">
          <table:table-cell table:number-columns-repeated="5"/>
          <table:table-cell office:value-type="string">
            <text:p>x</text:p>
          </table:table-cell>
          <table:table-cell table:number-columns-repeated="13"/>
          <table:table-cell table:style-name="ce9" office:value-type="string">
            <text:p>Feed Your Soul</text:p>
          </table:table-cell>
          <table:table-cell table:style-name="ce6" office:value-type="string">
            <text:p><text:a xlink:href="https://studentaffairs.duke.edu/ucae/leadership/penny-pilgram-george-womens-leadership-initiative/women-leadership-events">https://studentaffairs.duke.edu/ucae/leadership/penny-pilgram-george-womens-leadership-initiative/women-leadership-events</text:a>, <text:a xlink:href="https://studentaffairs.duke.edu/sites/default/files/styles/large_xxxl/public/2018-10/FeedYourSoul.jpg?itok=4Wy1Blk8">https://studentaffairs.duke.edu/sites/default/files/styles/large_xxxl/public/2018-10/FeedYourSoul.jpg?itok=4Wy1Blk8</text:a></text:p>
          </table:table-cell>
          <table:table-cell office:value-type="string">
            <text:p>overnight lock-in for female identified Leaders will foster pathways to positive self-care through food, art, spirituality and fitness</text:p>
          </table:table-cell>
          <table:table-cell/>
          <table:table-cell table:style-name="ce18" office:value-type="date" office:date-value="2018-11-03">
            <text:p>11/03/18</text:p>
          </table:table-cell>
          <table:table-cell table:number-columns-repeated="1000"/>
        </table:table-row>
        <table:table-row table:style-name="ro7">
          <table:table-cell table:number-columns-repeated="4"/>
          <table:table-cell table:number-columns-repeated="2" office:value-type="string">
            <text:p>x</text:p>
          </table:table-cell>
          <table:table-cell table:number-columns-repeated="13"/>
          <table:table-cell table:style-name="ce9" office:value-type="string">
            <text:p>Jean Fox O’Barr Distinguished Speaker Series</text:p>
          </table:table-cell>
          <table:table-cell table:style-name="ce6" office:value-type="string">
            <text:p><text:a xlink:href="https://studentaffairs.duke.edu/ucae/leadership/penny-pilgram-george-womens-leadership-initiative/women-leadership-events">https://studentaffairs.duke.edu/ucae/leadership/penny-pilgram-george-womens-leadership-initiative/women-leadership-events</text:a></text:p>
          </table:table-cell>
          <table:table-cell table:style-name="ce6" office:value-type="string">
            <text:p>professional experiences on dealing with sexual harassment in the workplace</text:p>
          </table:table-cell>
          <table:table-cell table:style-name="ce6" office:value-type="string">
            <text:p>The Baldwin Scholars</text:p>
          </table:table-cell>
          <table:table-cell office:value-type="float" office:value="2018">
            <text:p>2018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0" office:value-type="string">
            <text:p>The Baldwin Scholars</text:p>
          </table:table-cell>
          <table:table-cell table:number-columns-repeated="1010"/>
        </table:table-row>
        <table:table-row table:style-name="ro8">
          <table:table-cell table:number-columns-repeated="6"/>
          <table:table-cell table:style-name="Default" office:value-type="string">
            <text:p>Braelyn Parkman</text:p>
          </table:table-cell>
          <table:table-cell office:value-type="string">
            <text:p>2018 cohort</text:p>
          </table:table-cell>
          <table:table-cell table:style-name="Default" office:value-type="string">
            <text:p>Hi! I'm Braelyn Parkman. I'm a sophomore from Mooresville, North Carolina studying &lt;strong&gt;History&lt;/strong&gt; and &lt;strong&gt;Public Policy&lt;/strong&gt;. On campus, I'm involved with Duke Moot Court, debate, the Kenan Ethics Living Learning Community, and Greek life. After Duke, I plan to attend law school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bp120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Abigail Kingsley</text:p>
          </table:table-cell>
          <table:table-cell office:value-type="string">
            <text:p>2018 cohort</text:p>
          </table:table-cell>
          <table:table-cell table:style-name="Default" office:value-type="string">
            <text:p>I’m a &lt;strong&gt;Public Policy&lt;/strong&gt; major with a &lt;strong&gt;Policy Journalism and Media Studies&lt;/strong&gt; Certificate. I’m from Los Angeles, California. My passions include politics and journalis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ak458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Swathi Ramprasad</text:p>
          </table:table-cell>
          <table:table-cell office:value-type="string">
            <text:p>2018 cohort</text:p>
          </table:table-cell>
          <table:table-cell table:style-name="Default" office:value-type="string">
            <text:p>I’m a sophomore studying &lt;strong&gt;Public Policy&lt;/strong&gt; and &lt;strong&gt;Computer Science&lt;/strong&gt;, interested in learning about strategic ways to tackle broad, societal issues. I’m involved in a number of programs that engage with human rights, women’s issues, and community outreach, including the Sanford Institute of Public Policy, SuWa, Duke Partnerships for Service, and the Women's Legal Centre. I am beyond thrilled to be part of the Penny Pilgrim George Women's Initiative this year. I hope to learn from the mentorship of strong female influences at Duke and build lasting relationships with the rest of the cohort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sr334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Kathleen Chen</text:p>
          </table:table-cell>
          <table:table-cell office:value-type="string">
            <text:p>2018 cohort</text:p>
          </table:table-cell>
          <table:table-cell table:style-name="Default" office:value-type="string">
            <text:p>Hello! I'm Kathleen Chen, a sophomore studying &lt;strong&gt;Computer Science&lt;/strong&gt; originally from Seattle, Washington. Over the summer, I was a software engineering intern at GE, and on campus, I'm involved in the Duke Technology Scholars, research, and the Cube Entrepreneurial Group! I love rock climbing in my free time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kzc3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Urmi Pandya</text:p>
          </table:table-cell>
          <table:table-cell office:value-type="string">
            <text:p>2018 cohort</text:p>
          </table:table-cell>
          <table:table-cell table:style-name="Default" office:value-type="string">
            <text:p>I am Urmi Pandya, and I am a sophomore from Richmond, Virginia interested in &lt;strong&gt;Computer&lt;/strong&gt; &lt;strong&gt;Science&lt;/strong&gt; and &lt;strong&gt;Psychology&lt;/strong&gt;. A few random things about me: I am left-handed but write with my right hand, I have been vegetarian since birth, and I speak Gujarati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usp2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Annie Lu</text:p>
          </table:table-cell>
          <table:table-cell office:value-type="string">
            <text:p>2018 cohort</text:p>
          </table:table-cell>
          <table:table-cell table:style-name="Default" office:value-type="string">
            <text:p>I’m from Portland, Oregon. I’m undecided in my major, but I’m interested in &lt;strong&gt;Biology&lt;/strong&gt; and &lt;strong&gt;Computer Science&lt;/strong&gt;. I'm a part of Duke Conversations, and I'm passionate about female empowerment and mental health. I love sushi, puppies, and art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al343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Lydia Hendrick</text:p>
          </table:table-cell>
          <table:table-cell office:value-type="string">
            <text:p>2018 cohort</text:p>
          </table:table-cell>
          <table:table-cell table:style-name="Default" office:value-type="string">
            <text:p>I'm from Oxford, North Carolina. I'm majoring in &lt;strong&gt;Biology&lt;/strong&gt; with a certificate in &lt;strong&gt;Documentary Studies&lt;/strong&gt;. In my free time, I like to take time to work on my art and painting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lah95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Evelyn Garcia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Evelyn Garcia and I am a sophomore from Miami, Florida. I am studying &lt;strong&gt;Biology&lt;/strong&gt; and &lt;strong&gt;Market &amp;amp; Management Studies&lt;/strong&gt;. On campus, I am involved with research at both an economics lab and a plant biology lab, a volunteer service fraternity/organization and the women's Ultimate Frisbee team. In my spare time, I love capturing nature and ocean life through a camera lens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mg64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Rishika Gundi</text:p>
          </table:table-cell>
          <table:table-cell office:value-type="string">
            <text:p>2018 cohort</text:p>
          </table:table-cell>
          <table:table-cell table:style-name="Default" office:value-type="string">
            <text:p>I'm currently a sophomore at Duke, and I'm from Bangalore, India. I'm hoping to major in &lt;strong&gt;Biomedical Engineering&lt;/strong&gt; and am also super interested in &lt;strong&gt;Global Health&lt;/strong&gt;, after spending the summer in Nepal doing research for a global health Bass Connections. I'm also an RA on East Campus and absolutely love my job. I'm also on a Bollywood fusion dance team here at Duke, called Rhydhun, which I also really love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rvg3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Jandé Thomas</text:p>
          </table:table-cell>
          <table:table-cell office:value-type="string">
            <text:p>2018 cohort</text:p>
          </table:table-cell>
          <table:table-cell table:style-name="Default" office:value-type="string">
            <text:p>Hi, my name is Jandé Thomas and I am a junior studying &lt;strong&gt;Global Health&lt;/strong&gt; and &lt;strong&gt;Psychology&lt;/strong&gt;. Aside from being a part of the Cohort, I am a resident assistant in one of our upperclassmen dorms. Also, I give tours to prospective Duke students, and tutor children in a college readiness progra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jt241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Sarah Watkins</text:p>
          </table:table-cell>
          <table:table-cell office:value-type="string">
            <text:p>2018 cohort</text:p>
          </table:table-cell>
          <table:table-cell table:style-name="Default" office:value-type="string">
            <text:p>My name is Sarah Watkins, and I am from Winston-Salem, North Carolina. I am majoring in &lt;strong&gt;Psychology&lt;/strong&gt; with a minor in &lt;strong&gt;Chemistry&lt;/strong&gt; and &lt;strong&gt;Global Health&lt;/strong&gt;. I am involved with Green Devils and Team Kenan on campus. My passions include composting, hiking, Spanish and learning about new cultures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sew76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Charlotte Thomas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Charlotte Thomas, and I am a sophomore at Duke. I am majoring in &lt;strong&gt;Chemistry&lt;/strong&gt; and minoring in &lt;strong&gt;German&lt;/strong&gt;. On campus, I am involved in Progress PERIOD, Duke Inferno, and I work in a chemistry research lab. This past summer I went to DukeEngage - Kenya, WISER. In my free time, I like to read, Netflix binge, and watch Duke basketball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cmt71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Carmela Guaglianone</text:p>
          </table:table-cell>
          <table:table-cell office:value-type="string">
            <text:p>2018 cohort</text:p>
          </table:table-cell>
          <table:table-cell table:style-name="Default" office:value-type="string">
            <text:p>My name is Carmela Guaglianone, and I'm from Tempe, Arizona. I'm at Duke studying &lt;strong&gt;Neuroscience&lt;/strong&gt; and &lt;strong&gt;Italian Studies&lt;/strong&gt;. I look forward to using these diverse interests to learn more about my world and the people in it. On campus, I am involved with the Duke Human Rights Center and the National Alliance for Mental Health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cg232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Hannah Humayun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Hannah Humayun and I am a junior at Duke University. I am studying &lt;strong&gt;Neuroscience&lt;/strong&gt; and hope to pursue medical school and pediatrics. At Duke, I am involved in Duke RUF and work in the Bergelson lab for infant language acquisition. I am from Los Angeles, California and am looking forward to being in Penny Pilgram this year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hnh11@duke.edu 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Michelle Wong</text:p>
          </table:table-cell>
          <table:table-cell office:value-type="string">
            <text:p>2018 cohort</text:p>
          </table:table-cell>
          <table:table-cell table:style-name="Default" office:value-type="string">
            <text:p>Hello! I'm Michelle Wang, a junior from San Diego, California. I'm studying &lt;strong&gt;Neuroscience&lt;/strong&gt;, &lt;strong&gt;Education&lt;/strong&gt;, and &lt;strong&gt;Political Science&lt;/strong&gt; here at Duke. I am interested in researching how cognition affects behaviors and decision making in all types of settings, from classrooms to companies. In my free time I train aerial silks, and occasionally train dogs as well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mw352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Erica Wang</text:p>
          </table:table-cell>
          <table:table-cell office:value-type="string">
            <text:p>2018 cohort</text:p>
          </table:table-cell>
          <table:table-cell table:style-name="Default" office:value-type="string">
            <text:p>From Hershey, Pennsylvania, I’m a Trinity sophomore passionate about &lt;strong&gt;Education&lt;/strong&gt;, &lt;strong&gt;Political Science&lt;/strong&gt;, and &lt;strong&gt;Economics&lt;/strong&gt;. I’m also minoring in Chinese. In my free time, I enjoy running, trying new foods, and watching the TV show Black Mirror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w153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Rose Wong</text:p>
          </table:table-cell>
          <table:table-cell office:value-type="string">
            <text:p>2018 cohort</text:p>
          </table:table-cell>
          <table:table-cell table:style-name="Default" office:value-type="string">
            <text:p>I am a junior majoring in &lt;strong&gt;Political Science&lt;/strong&gt; and minoring in &lt;strong&gt;Economics&lt;/strong&gt; and &lt;strong&gt;Women's Studies&lt;/strong&gt;. I love to write-- it is the art form through which I make sense of the world. I have blog called Thinking Gender, which aims to facilitate critical and constructive dialogue surrounding issues of gender. After graduation, I hope to pursue a career in government affairs in our nation's capital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rw158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Arianna Rhue</text:p>
          </table:table-cell>
          <table:table-cell office:value-type="string">
            <text:p>2018 cohort</text:p>
          </table:table-cell>
          <table:table-cell table:style-name="Default" office:value-type="string">
            <text:p>I am a sophomore from Columbia, South Carolina. I plan to major in &lt;strong&gt;Economics&lt;/strong&gt; with a minor in &lt;strong&gt;Spanish&lt;/strong&gt;. In my free time, I participate in clubs on campus, including Duke University Union and The Bridge. I also love to exercise at the gy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aer52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Claire Wiebe</text:p>
          </table:table-cell>
          <table:table-cell office:value-type="string">
            <text:p>2018 cohort</text:p>
          </table:table-cell>
          <table:table-cell table:style-name="Default" office:value-type="string">
            <text:p>I’m a senior from Davis, California, majoring in &lt;strong&gt;Math&lt;/strong&gt; and minoring in &lt;strong&gt;Economics&lt;/strong&gt; and &lt;strong&gt;Psychology&lt;/strong&gt;. I have spent my time on campus as a math TA and a research assistant in the Center for Advanced Hindsight, a behavioral economics research lab. I’m also working on a thesis applying math to gerrymandering. When I’m not crying over math in the library, I love running, listening to podcasts and binge-watching TV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cew49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Ellen Scully</text:p>
          </table:table-cell>
          <table:table-cell office:value-type="string">
            <text:p>2018 cohort</text:p>
          </table:table-cell>
          <table:table-cell table:style-name="Default" office:value-type="string">
            <text:p>I’m is a Trinity sophomore, majoring in &lt;strong&gt;Psychology&lt;/strong&gt; and minoring in &lt;strong&gt;Spanish&lt;/strong&gt;, from Rye, New York. On campus, I serve as the VP of Membership for Business Oriented Women and VP of Media and Communications of GANO. In my free time, I like to play tennis, go to yoga classes, and explore different restaurants in Durha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ps19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Ebehiremhe Anita Izokun</text:p>
          </table:table-cell>
          <table:table-cell office:value-type="string">
            <text:p>2018 cohort</text:p>
          </table:table-cell>
          <table:table-cell table:style-name="Default" office:value-type="string">
            <text:p>Hi! I'm Anita, and I'm from Canada (Winnipeg, MB). I'm majoring in &lt;strong&gt;Psychology&lt;/strong&gt; while minoring in &lt;strong&gt;French&lt;/strong&gt; and &lt;strong&gt;Political Science&lt;/strong&gt;. I'm currently a sophomore and I'm working in a developmental psychology infant lab. I'm also an exec member of DukeAfrica! I love Netflix and ice cream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ai8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Mahima Varma</text:p>
          </table:table-cell>
          <table:table-cell office:value-type="string">
            <text:p>2018 cohort</text:p>
          </table:table-cell>
          <table:table-cell table:style-name="Default" office:value-type="string">
            <text:p>I grew up in Kolkata, India and lived there all my life. I'm very interested in mental health, gender dynamics and people in general, so I’m majoring in &lt;strong&gt;Psychology&lt;/strong&gt; and &lt;strong&gt;Sociology&lt;/strong&gt;. I love dogs and all animals and used to believe I had secret animal super powers (like Snow White) when I was younger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mv104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Stella Wang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Stella Wang and I'm currently in my fourth year at Duke. I'm originally from New Jersey, but am happy to have a found a home in Durham. Over the course of my undergraduate career, I've been able to further explore my passion for the &lt;strong&gt;environment&lt;/strong&gt; and how it connects to &lt;strong&gt;social justice&lt;/strong&gt;, both in the US and in other countries. For fun, I like to spend my time reading, running and cooking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sw278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Emma Palmer</text:p>
          </table:table-cell>
          <table:table-cell office:value-type="string">
            <text:p>2018 cohort</text:p>
          </table:table-cell>
          <table:table-cell table:style-name="Default" office:value-type="string">
            <text:p>Hi! My name is Emma Palmer and I am a senior studying &lt;strong&gt;Environmental Engineering&lt;/strong&gt;. I am particularly interested in global development and a focus on providing access to clean water. Here at Duke, I'm involved with Duke Engineers for International Development, Duke E-Team, and Duke Symphony Orchestra.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ejp32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Anya Parks</text:p>
          </table:table-cell>
          <table:table-cell office:value-type="string">
            <text:p>2018 cohort</text:p>
          </table:table-cell>
          <table:table-cell table:style-name="Default" office:value-type="string">
            <text:p>I’m from Manassas, Virginia. With a love for the evolutionary sciences and conservation, I hope to get a PhD in &lt;strong&gt;Animal Behavior Science&lt;/strong&gt; and to share my knowledge with other young girls of color. An amateur nature lover, I love sitting in the grass with a good book. I’m really excited to be a part of Penny Pilgrim and can't wait to learn from all the wonderful women in the Cohort!</text:p>
          </table:table-cell>
          <table:table-cell table:style-name="Default" office:value-type="string">
            <text:p>PPGWLI</text:p>
          </table:table-cell>
          <table:table-cell table:style-name="Default" office:value-type="string">
            <text:p>aep47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Default" office:value-type="string">
            <text:p>Christine Kinyua</text:p>
          </table:table-cell>
          <table:table-cell office:value-type="string">
            <text:p>2018 cohort</text:p>
          </table:table-cell>
          <table:table-cell table:style-name="Default"/>
          <table:table-cell table:style-name="Default" office:value-type="string">
            <text:p>PPGWLI</text:p>
          </table:table-cell>
          <table:table-cell table:style-name="Default" office:value-type="string">
            <text:p>ckk10@duke.edu</text:p>
          </table:table-cell>
          <table:table-cell/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18"/>
          <table:table-cell office:value-type="string">
            <text:p>ACC leadership symposium</text:p>
          </table:table-cell>
          <table:table-cell table:style-name="ce6" office:value-type="string">
            <text:p><text:a xlink:href="https://leadandengage.dasa.ncsu.edu/leadership/acc/">https://leadandengage.dasa.ncsu.edu/leadership/acc/</text:a> <text:a xlink:href="https://duke.qualtrics.com/jfe/form/SV_ePDdBfDG3YHnDIV">https://duke.qualtrics.com/jfe/form/SV_ePDdBfDG3YHnDIV</text:a></text:p>
          </table:table-cell>
          <table:table-cell table:number-columns-repeated="2"/>
          <table:table-cell office:value-type="string">
            <text:p>annual</text:p>
          </table:table-cell>
          <table:table-cell table:number-columns-repeated="1000"/>
        </table:table-row>
        <table:table-row table:style-name="ro9">
          <table:table-cell office:value-type="string">
            <text:p>x</text:p>
          </table:table-cell>
          <table:table-cell table:number-columns-repeated="5"/>
          <table:table-cell office:value-type="string">
            <text:p>brian lackman</text:p>
          </table:table-cell>
          <table:table-cell office:value-type="string">
            <text:p>leadershape institute contact</text:p>
          </table:table-cell>
          <table:table-cell table:number-columns-repeated="2"/>
          <table:table-cell table:style-name="ce6" office:value-type="string">
            <text:p> <text:a xlink:href="https://studentaffairs.duke.edu/ucae/leadership/leadership-duke/brian.lackman@duke.edu">brian.lackman@duke.edu</text:a></text:p>
          </table:table-cell>
          <table:table-cell office:value-type="string">
            <text:p>919.668.4754</text:p>
          </table:table-cell>
          <table:table-cell table:number-columns-repeated="7"/>
          <table:table-cell table:style-name="ce6" office:value-type="string">
            <text:p>LeaderShape Institute</text:p>
          </table:table-cell>
          <table:table-cell office:value-type="string">
            <text:p><text:a xlink:href="https://studentaffairs.duke.edu/ucae/leadership/leadership-duke/leadershape">https://studentaffairs.duke.edu/ucae/leadership/leadership-duke/leadershape</text:a></text:p>
          </table:table-cell>
          <table:table-cell office:value-type="string">
            <text:p><text:s/>six-day intensive experience for rising sophomore, junior and senior students. It focuses on leading with integrity, solidifying a vision for a just, caring, thriving world and the importance of maintaining a healthy disregard for the impossible.</text:p>
          </table:table-cell>
          <table:table-cell/>
          <table:table-cell table:style-name="ce6" office:value-type="string">
            <text:p>March 10-15, 2019</text:p>
          </table:table-cell>
          <table:table-cell table:number-columns-repeated="1000"/>
        </table:table-row>
        <table:table-row table:style-name="ro2">
          <table:table-cell table:number-columns-repeated="6"/>
          <table:table-cell office:value-type="string">
            <text:p>Carina Carpenter</text:p>
          </table:table-cell>
          <table:table-cell office:value-type="string">
            <text:p>Auth Proj contact</text:p>
          </table:table-cell>
          <table:table-cell table:number-columns-repeated="2"/>
          <table:table-cell office:value-type="string">
            <text:p><text:a xlink:href="mailto:carina.carpenter@duke.edu">carina.carpenter@duke.edu</text:a></text:p>
          </table:table-cell>
          <table:table-cell/>
          <table:table-cell table:style-name="ce6" office:value-type="string">
            <text:p><text:a xlink:href="https://duke.qualtrics.com/jfe/form/SV_db2SyGDmc1RGNNP">https://duke.qualtrics.com/jfe/form/SV_db2SyGDmc1RGNNP</text:a></text:p>
          </table:table-cell>
          <table:table-cell table:number-columns-repeated="6"/>
          <table:table-cell office:value-type="string">
            <text:p>AUTHENTICITY PROJECT</text:p>
          </table:table-cell>
          <table:table-cell table:style-name="ce6" office:value-type="string">
            <text:p><text:a xlink:href="https://studentaffairs.duke.edu/ucae/leadership/programs/duke-authenticity-project">https://studentaffairs.duke.edu/ucae/leadership/programs/duke-authenticity-project</text:a></text:p>
          </table:table-cell>
          <table:table-cell table:number-columns-repeated="2"/>
          <table:table-cell table:style-name="ce19" office:value-type="date" office:date-value="2019-11-02">
            <text:p>11/02/19</text:p>
          </table:table-cell>
          <table:table-cell table:number-columns-repeated="1000"/>
        </table:table-row>
        <table:table-row table:style-name="ro2">
          <table:table-cell table:number-columns-repeated="6"/>
          <table:table-cell office:value-type="string">
            <text:p>Jesse Simmons</text:p>
          </table:table-cell>
          <table:table-cell office:value-type="string">
            <text:p>Auth Proj contact</text:p>
          </table:table-cell>
          <table:table-cell table:number-columns-repeated="2"/>
          <table:table-cell office:value-type="string">
            <text:p><text:a xlink:href="mailto:jesse.simmons@duke.edu">jesse.simmons@duke.edu</text:a></text:p>
          </table:table-cell>
          <table:table-cell/>
          <table:table-cell table:style-name="ce6" office:value-type="string">
            <text:p><text:a xlink:href="https://duke.qualtrics.com/jfe/form/SV_db2SyGDmc1RGNNP">https://duke.qualtrics.com/jfe/form/SV_db2SyGDmc1RGNNP</text:a></text:p>
          </table:table-cell>
          <table:table-cell table:number-columns-repeated="6"/>
          <table:table-cell office:value-type="string">
            <text:p>AUTHENTICITY PROJECT</text:p>
          </table:table-cell>
          <table:table-cell table:style-name="ce6" office:value-type="string">
            <text:p><text:a xlink:href="https://studentaffairs.duke.edu/ucae/leadership/programs/duke-authenticity-project">https://studentaffairs.duke.edu/ucae/leadership/programs/duke-authenticity-project</text:a></text:p>
          </table:table-cell>
          <table:table-cell table:number-columns-repeated="2"/>
          <table:table-cell table:style-name="ce19" office:value-type="date" office:date-value="2019-11-02">
            <text:p>11/02/19</text:p>
          </table:table-cell>
          <table:table-cell table:number-columns-repeated="1000"/>
        </table:table-row>
        <table:table-row table:style-name="ro10">
          <table:table-cell office:value-type="string">
            <text:p>x</text:p>
          </table:table-cell>
          <table:table-cell table:number-columns-repeated="25"/>
          <table:table-cell table:style-name="ce6" office:value-type="string">
            <text:p><text:a xlink:href="https://duke.qualtrics.com/jfe/form/SV_cx3fV7d2K70Gh3D">#GotCaughtLeading Nomination Form</text:a></text:p>
          </table:table-cell>
          <table:table-cell table:style-name="ce6" office:value-type="string">
            <text:p><text:a xlink:href="https://studentaffairs.duke.edu/ucae/leadership/leadership-service-awards">https://studentaffairs.duke.edu/ucae/leadership/leadership-service-awards</text:a></text:p>
          </table:table-cell>
          <table:table-cell table:number-columns-repeated="996"/>
        </table:table-row>
        <table:table-row table:style-name="ro11">
          <table:table-cell table:number-columns-repeated="6"/>
          <table:table-cell office:value-type="string">
            <text:p>colleen scott</text:p>
          </table:table-cell>
          <table:table-cell office:value-type="string">
            <text:p>Baldwin Scholars Unsung Heroine Award contact</text:p>
          </table:table-cell>
          <table:table-cell table:number-columns-repeated="2"/>
          <table:table-cell table:style-name="ce6" office:value-type="string">
            <text:p>colleen.scott@duke.edu </text:p>
          </table:table-cell>
          <table:table-cell table:style-name="ce6" office:value-type="string">
            <text:p>919.684.6579</text:p>
          </table:table-cell>
          <table:table-cell table:style-name="ce6" office:value-type="string">
            <text:p><text:a xlink:href="https://studentaffairs.duke.edu/sites/default/files/2018-01/baldwin%20.pdf">https://studentaffairs.duke.edu/sites/default/files/2018-01/baldwin%20.pdf</text:a></text:p>
          </table:table-cell>
          <table:table-cell table:number-columns-repeated="13"/>
          <table:table-cell table:style-name="ce6" office:value-type="string">
            <text:p>Baldwin Scholars Unsung Heroine Award</text:p>
          </table:table-cell>
          <table:table-cell table:style-name="ce6" office:value-type="string">
            <text:p><text:a xlink:href="https://studentaffairs.duke.edu/sites/default/files/2018-01/baldwin%20.pdf">https://studentaffairs.duke.edu/sites/default/files/2018-01/baldwin%20.pdf</text:a> <text:a xlink:href="http://baldwinscholars.duke.edu/honorees/heroines">http://baldwinscholars.duke.edu/honorees/heroines</text:a></text:p>
          </table:table-cell>
          <table:table-cell table:number-columns-repeated="996"/>
        </table:table-row>
        <table:table-row table:style-name="ro12">
          <table:table-cell table:number-columns-repeated="6"/>
          <table:table-cell table:style-name="ce6" office:value-type="string">
            <text:p>Maryam Asenuga</text:p>
          </table:table-cell>
          <table:table-cell office:value-type="string">
            <text:p>Julie Anne Levey Leadership Award (2017)</text:p>
          </table:table-cell>
          <table:table-cell office:value-type="string">
            <text:p>undergrad</text:p>
          </table:table-cell>
          <table:table-cell table:number-columns-repeated="17"/>
          <table:table-cell office:value-type="string">
            <text:p>JULIE ANNE LEVEY MEMORIAL LEADERSHIP</text:p>
          </table:table-cell>
          <table:table-cell table:style-name="ce6" office:value-type="string">
            <text:p><text:a xlink:href="https://studentaffairs.duke.edu/hdrl/student-leadership/julie-anne-levey-award">https://studentaffairs.duke.edu/hdrl/student-leadership/julie-anne-levey-award</text:a></text:p>
          </table:table-cell>
          <table:table-cell table:number-columns-repeated="996"/>
        </table:table-row>
        <table:table-row table:style-name="ro2">
          <table:table-cell table:number-columns-repeated="6"/>
          <table:table-cell table:style-name="ce6" office:value-type="string">
            <text:p>Alex Gara</text:p>
          </table:table-cell>
          <table:table-cell office:value-type="string">
            <text:p>Julie Anne Levey Leadership Award (2018)</text:p>
          </table:table-cell>
          <table:table-cell office:value-type="string">
            <text:p>undergrad</text:p>
          </table:table-cell>
          <table:table-cell table:number-columns-repeated="17"/>
          <table:table-cell office:value-type="string">
            <text:p>JULIE ANNE LEVEY MEMORIAL LEADERSHIP</text:p>
          </table:table-cell>
          <table:table-cell table:style-name="ce6" office:value-type="string">
            <text:p><text:a xlink:href="https://studentaffairs.duke.edu/hdrl/student-leadership/julie-anne-levey-award">https://studentaffairs.duke.edu/hdrl/student-leadership/julie-anne-levey-award</text:a></text:p>
          </table:table-cell>
          <table:table-cell table:number-columns-repeated="996"/>
        </table:table-row>
        <table:table-row table:style-name="ro2">
          <table:table-cell office:value-type="string">
            <text:p>x</text:p>
          </table:table-cell>
          <table:table-cell table:number-columns-repeated="5"/>
          <table:table-cell table:style-name="ce8" office:value-type="string">
            <text:p>LB Bergene</text:p>
          </table:table-cell>
          <table:table-cell office:value-type="string">
            <text:p>contact for Julie Anne Levey Leadership Award (2018)</text:p>
          </table:table-cell>
          <table:table-cell table:number-columns-repeated="2"/>
          <table:table-cell office:value-type="string">
            <text:p>lb.bergene@duke.edu</text:p>
          </table:table-cell>
          <table:table-cell table:number-columns-repeated="15"/>
          <table:table-cell office:value-type="string">
            <text:p>JULIE ANNE LEVEY MEMORIAL LEADERSHIP</text:p>
          </table:table-cell>
          <table:table-cell table:style-name="ce6" office:value-type="string">
            <text:p><text:a xlink:href="https://studentaffairs.duke.edu/hdrl/student-leadership/julie-anne-levey-award">https://studentaffairs.duke.edu/hdrl/student-leadership/julie-anne-levey-award</text:a></text:p>
          </table:table-cell>
          <table:table-cell table:number-columns-repeated="996"/>
        </table:table-row>
        <table:table-row table:style-name="ro12">
          <table:table-cell office:value-type="string">
            <text:p>x</text:p>
          </table:table-cell>
          <table:table-cell table:number-columns-repeated="5"/>
          <table:table-cell office:value-type="string">
            <text:p>brian lackman</text:p>
          </table:table-cell>
          <table:table-cell office:value-type="string">
            <text:p>Contact for STUDENT AFFAIRS DISTINGUISHED LEADERSHIP AND SERVICE AWARD</text:p>
          </table:table-cell>
          <table:table-cell table:number-columns-repeated="2"/>
          <table:table-cell table:style-name="ce6" office:value-type="string">
            <text:p> <text:a xlink:href="https://studentaffairs.duke.edu/ucae/leadership/leadership-duke/brian.lackman@duke.edu">brian.lackman@duke.edu</text:a></text:p>
          </table:table-cell>
          <table:table-cell office:value-type="string">
            <text:p>919.668.4754</text:p>
          </table:table-cell>
          <table:table-cell table:number-columns-repeated="14"/>
          <table:table-cell office:value-type="string">
            <text:p>STUDENT AFFAIRS DISTINGUISHED LEADERSHIP AND SERVICE AWARD</text:p>
          </table:table-cell>
          <table:table-cell table:style-name="ce6" office:value-type="string">
            <text:p><text:a xlink:href="https://studentaffairs.duke.edu/ucae/leadership/leadership-service-awards/student-affairs-distinguished-leadership-and-service-award">https://studentaffairs.duke.edu/ucae/leadership/leadership-service-awards/student-affairs-distinguished-leadership-and-service-award</text:a></text:p>
          </table:table-cell>
          <table:table-cell table:number-columns-repeated="996"/>
        </table:table-row>
        <table:table-row table:style-name="ro8">
          <table:table-cell table:number-columns-repeated="6"/>
          <table:table-cell table:style-name="ce9" office:value-type="string">
            <text:p>Ana Ramirez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6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6"/>
        </table:table-row>
        <table:table-row table:style-name="ro3">
          <table:table-cell table:number-columns-repeated="6"/>
          <table:table-cell table:style-name="ce9" office:value-type="string">
            <text:p>Adela Deanova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6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6"/>
        </table:table-row>
        <table:table-row table:style-name="ro3">
          <table:table-cell table:number-columns-repeated="6"/>
          <table:table-cell table:style-name="ce9" office:value-type="string">
            <text:p>Elizabeth Barahona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6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6"/>
        </table:table-row>
        <table:table-row table:style-name="ro3">
          <table:table-cell table:number-columns-repeated="6"/>
          <table:table-cell table:style-name="ce9" office:value-type="string">
            <text:p>Melissa Beretta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6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6"/>
        </table:table-row>
        <table:table-row table:style-name="ro8">
          <table:table-cell table:number-columns-repeated="6"/>
          <table:table-cell table:style-name="ce9" office:value-type="string">
            <text:p>Eliza Moreno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6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6"/>
        </table:table-row>
        <table:table-row table:style-name="ro8">
          <table:table-cell table:number-columns-repeated="6"/>
          <table:table-cell table:style-name="ce9" office:value-type="string">
            <text:p>Katie Wyatt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6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6"/>
        </table:table-row>
        <table:table-row table:style-name="ro10">
          <table:table-cell table:number-columns-repeated="6"/>
          <table:table-cell table:style-name="ce6" office:value-type="string">
            <text:p>Julia Roberts</text:p>
          </table:table-cell>
          <table:table-cell table:number-columns-repeated="19"/>
          <table:table-cell office:value-type="string">
            <text:p>WOMc Awards </text:p>
          </table:table-cell>
          <table:table-cell table:style-name="ce6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6"/>
        </table:table-row>
        <table:table-row table:style-name="ro9">
          <table:table-cell table:number-columns-repeated="6"/>
          <table:table-cell table:style-name="ce6" office:value-type="string">
            <text:p>SHERRYL BROVERMAN, PHD </text:p>
          </table:table-cell>
          <table:table-cell table:style-name="ce10" office:value-type="string">
            <text:p>Algernon Sydney Sullivan Award Recipient Duke University 2016 </text:p>
          </table:table-cell>
          <table:table-cell/>
          <table:table-cell office:value-type="string">
            <text:p>Department of Biology and Duke Global Health Institute</text:p>
          </table:table-cell>
          <table:table-cell table:number-columns-repeated="2"/>
          <table:table-cell table:style-name="ce6" office:value-type="string">
            <text:p><text:a xlink:href="https://provost.duke.edu/sites/all/files/Sullivan-Citation-Sherryl-Broverman.pdf">https://provost.duke.edu/sites/all/files/Sullivan-Citation-Sherryl-Broverman.pdf</text:a>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6" office:value-type="string">
            <text:p>Barbara Dotson </text:p>
          </table:table-cell>
          <table:table-cell office:value-type="string">
            <text:p>2012 Algernon Sydney Sullivan Award Winner</text:p>
          </table:table-cell>
          <table:table-cell/>
          <table:table-cell office:value-type="string">
            <text:p>Duke University Watts School of Nursing</text:p>
          </table:table-cell>
          <table:table-cell table:number-columns-repeated="2"/>
          <table:table-cell table:style-name="ce6" office:value-type="string">
            <text:p><text:a xlink:href="https://provost.duke.edu/sites/all/files/Dotson.pdf">https://provost.duke.edu/sites/all/files/Dotson.pdf</text:a></text:p>
          </table:table-cell>
          <table:table-cell table:number-columns-repeated="1011"/>
        </table:table-row>
        <table:table-row table:style-name="ro13">
          <table:table-cell table:number-columns-repeated="6"/>
          <table:table-cell table:style-name="ce6" office:value-type="string">
            <text:p>Barbara Lau</text:p>
          </table:table-cell>
          <table:table-cell table:style-name="ce6" office:value-type="string">
            <text:p>2011Algernon Sydney Sullivan Award</text:p>
          </table:table-cell>
          <table:table-cell/>
          <table:table-cell table:style-name="ce6" office:value-type="string">
            <text:p>Director, Pauli Murray Project, Duke University Human Rights Center</text:p>
          </table:table-cell>
          <table:table-cell table:number-columns-repeated="2"/>
          <table:table-cell table:style-name="ce6" office:value-type="string">
            <text:p><text:a xlink:href="https://provost.duke.edu/sites/all/files/BarbaraLauCitation.pdf">https://provost.duke.edu/sites/all/files/BarbaraLauCitation.pdf</text:a></text:p>
          </table:table-cell>
          <table:table-cell table:number-columns-repeated="1011"/>
        </table:table-row>
        <table:table-row table:style-name="ro6">
          <table:table-cell table:number-columns-repeated="6"/>
          <table:table-cell office:value-type="string">
            <text:p>Jeanette Stokes</text:p>
          </table:table-cell>
          <table:table-cell office:value-type="string">
            <text:p>founder, director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6" office:value-type="string">
            <text:p> <text:a xlink:href="mailto:jeanette@rcwms.org">jeanette@rcwms.org</text:a></text:p>
          </table:table-cell>
          <table:table-cell/>
          <table:table-cell table:style-name="ce6" office:value-type="string">
            <text:p><text:a xlink:href="https://rcwms.org/">https://rcwms.org/</text:a></text:p>
          </table:table-cell>
          <table:table-cell table:style-name="ce7"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7"/>
        </table:table-row>
        <table:table-row table:style-name="ro6">
          <table:table-cell table:number-columns-repeated="6"/>
          <table:table-cell table:style-name="ce6" office:value-type="string">
            <text:p>Jennifer McGovern</text:p>
          </table:table-cell>
          <table:table-cell table:style-name="ce6" office:value-type="string">
            <text:p>Administrative Director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6" office:value-type="string">
            <text:p><text:a xlink:href="mailto:jennifer@rcwms.org">jennifer@rcwms.org</text:a></text:p>
          </table:table-cell>
          <table:table-cell/>
          <table:table-cell table:style-name="ce6" office:value-type="string">
            <text:p><text:a xlink:href="https://rcwms.org/">https://rcwms.org/</text:a></text:p>
          </table:table-cell>
          <table:table-cell table:style-name="ce7"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7"/>
        </table:table-row>
        <table:table-row table:style-name="ro6">
          <table:table-cell table:number-columns-repeated="6"/>
          <table:table-cell table:style-name="ce6" office:value-type="string">
            <text:p>Meghan Florian</text:p>
          </table:table-cell>
          <table:table-cell table:style-name="ce6" office:value-type="string">
            <text:p>Communications Director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6" office:value-type="string">
            <text:p><text:a xlink:href="mailto:meghan@rcwms.org">meghan@rcwms.org</text:a></text:p>
          </table:table-cell>
          <table:table-cell/>
          <table:table-cell table:style-name="ce6" office:value-type="string">
            <text:p><text:a xlink:href="https://rcwms.org/">https://rcwms.org/</text:a></text:p>
          </table:table-cell>
          <table:table-cell table:style-name="ce7"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ce6" office:value-type="string">
            <text:p>Rebecca Welper</text:p>
          </table:table-cell>
          <table:table-cell table:style-name="ce6" office:value-type="string">
            <text:p>Director of Development &amp; Special Projects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6" office:value-type="string">
            <text:p><text:a xlink:href="mailto:rebecca@rcwms.org">rebecca@rcwms.org</text:a></text:p>
          </table:table-cell>
          <table:table-cell/>
          <table:table-cell table:style-name="ce6" office:value-type="string">
            <text:p><text:a xlink:href="https://rcwms.org/">https://rcwms.org/</text:a></text:p>
          </table:table-cell>
          <table:table-cell table:style-name="ce7"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7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5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bp120@duke.edu</text:p>
          </table:table-cell>
          <table:table-cell office:value-type="string">
            <text:p>Braelyn Parkman</text:p>
          </table:table-cell>
          <table:table-cell office:value-type="string">
            <text:p>Hi! I'm Braelyn Parkman. I'm a sophomore from Mooresville, North Carolina studying &lt;strong&gt;History&lt;/strong&gt; and &lt;strong&gt;Public Policy&lt;/strong&gt;. On campus, I'm involved with Duke Moot Court, debate, the Kenan Ethics Living Learning Community, and Greek life. After Duke, I plan to attend law school.</text:p>
          </table:table-cell>
          <table:table-cell table:number-columns-repeated="4"/>
        </table:table-row>
        <table:table-row table:style-name="ro1">
          <table:table-cell office:value-type="string">
            <text:p>ak458@duke.edu</text:p>
          </table:table-cell>
          <table:table-cell office:value-type="string">
            <text:p>Abigail Kingsley</text:p>
          </table:table-cell>
          <table:table-cell office:value-type="string">
            <text:p>I’m a &lt;strong&gt;Public Policy&lt;/strong&gt; major with a &lt;strong&gt;Policy Journalism and Media Studies&lt;/strong&gt; Certificate. I’m from Los Angeles, California. My passions include politics and journalism.</text:p>
          </table:table-cell>
          <table:table-cell table:number-columns-repeated="4"/>
        </table:table-row>
        <table:table-row table:style-name="ro1">
          <table:table-cell office:value-type="string">
            <text:p>sr334@duke.edu</text:p>
          </table:table-cell>
          <table:table-cell office:value-type="string">
            <text:p>Swathi Ramprasad</text:p>
          </table:table-cell>
          <table:table-cell office:value-type="string">
            <text:p>I’m a sophomore studying &lt;strong&gt;Public Policy&lt;/strong&gt; and &lt;strong&gt;Computer Science&lt;/strong&gt;, interested in learning about strategic ways to tackle broad, societal issues. I’m involved in a number of programs that engage with human rights, women’s issues, and community outreach, including the Sanford Institute of Public Policy, SuWa, Duke Partnerships for Service, and the Women's Legal Centre. I am beyond thrilled to be part of the Penny Pilgrim George Women's Initiative this year. I hope to learn from the mentorship of strong female influences at Duke and build lasting relationships with the rest of the cohort.</text:p>
          </table:table-cell>
          <table:table-cell table:number-columns-repeated="4"/>
        </table:table-row>
        <table:table-row table:style-name="ro1">
          <table:table-cell office:value-type="string">
            <text:p>kzc3@duke.edu</text:p>
          </table:table-cell>
          <table:table-cell office:value-type="string">
            <text:p>Kathleen Chen</text:p>
          </table:table-cell>
          <table:table-cell office:value-type="string">
            <text:p>Hello! I'm Kathleen Chen, a sophomore studying &lt;strong&gt;Computer Science&lt;/strong&gt; originally from Seattle, Washington. Over the summer, I was a software engineering intern at GE, and on campus, I'm involved in the Duke Technology Scholars, research, and the Cube Entrepreneurial Group! I love rock climbing in my free time.</text:p>
          </table:table-cell>
          <table:table-cell table:number-columns-repeated="4"/>
        </table:table-row>
        <table:table-row table:style-name="ro1">
          <table:table-cell office:value-type="string">
            <text:p>usp2@duke.edu</text:p>
          </table:table-cell>
          <table:table-cell office:value-type="string">
            <text:p>Urmi Pandya</text:p>
          </table:table-cell>
          <table:table-cell office:value-type="string">
            <text:p>I am Urmi Pandya, and I am a sophomore from Richmond, Virginia interested in &lt;strong&gt;Computer&lt;/strong&gt; &lt;strong&gt;Science&lt;/strong&gt; and &lt;strong&gt;Psychology&lt;/strong&gt;. A few random things about me: I am left-handed but write with my right hand, I have been vegetarian since birth, and I speak Gujarati.</text:p>
          </table:table-cell>
          <table:table-cell table:number-columns-repeated="4"/>
        </table:table-row>
        <table:table-row table:style-name="ro1">
          <table:table-cell office:value-type="string">
            <text:p>al343@duke.edu</text:p>
          </table:table-cell>
          <table:table-cell office:value-type="string">
            <text:p>Annie Lu</text:p>
          </table:table-cell>
          <table:table-cell office:value-type="string">
            <text:p>I’m from Portland, Oregon. I’m undecided in my major, but I’m interested in &lt;strong&gt;Biology&lt;/strong&gt; and &lt;strong&gt;Computer Science&lt;/strong&gt;. I'm a part of Duke Conversations, and I'm passionate about female empowerment and mental health. I love sushi, puppies, and art!</text:p>
          </table:table-cell>
          <table:table-cell table:number-columns-repeated="4"/>
        </table:table-row>
        <table:table-row table:style-name="ro1">
          <table:table-cell office:value-type="string">
            <text:p>lah95@duke.edu</text:p>
          </table:table-cell>
          <table:table-cell office:value-type="string">
            <text:p>Lydia Hendrick</text:p>
          </table:table-cell>
          <table:table-cell office:value-type="string">
            <text:p>I'm from Oxford, North Carolina. I'm majoring in &lt;strong&gt;Biology&lt;/strong&gt; with a certificate in &lt;strong&gt;Documentary Studies&lt;/strong&gt;. In my free time, I like to take time to work on my art and painting.</text:p>
          </table:table-cell>
          <table:table-cell table:number-columns-repeated="4"/>
        </table:table-row>
        <table:table-row table:style-name="ro1">
          <table:table-cell office:value-type="string">
            <text:p>emg64@duke.edu</text:p>
          </table:table-cell>
          <table:table-cell office:value-type="string">
            <text:p>Evelyn Garcia</text:p>
          </table:table-cell>
          <table:table-cell office:value-type="string">
            <text:p>Hi! My name is Evelyn Garcia and I am a sophomore from Miami, Florida. I am studying &lt;strong&gt;Biology&lt;/strong&gt; and &lt;strong&gt;Market &amp;amp; Management Studies&lt;/strong&gt;. On campus, I am involved with research at both an economics lab and a plant biology lab, a volunteer service fraternity/organization and the women's Ultimate Frisbee team. In my spare time, I love capturing nature and ocean life through a camera lens</text:p>
          </table:table-cell>
          <table:table-cell table:number-columns-repeated="4"/>
        </table:table-row>
        <table:table-row table:style-name="ro1">
          <table:table-cell office:value-type="string">
            <text:p>rvg3@duke.edu</text:p>
          </table:table-cell>
          <table:table-cell office:value-type="string">
            <text:p>Rishika Gundi</text:p>
          </table:table-cell>
          <table:table-cell office:value-type="string">
            <text:p>I'm currently a sophomore at Duke, and I'm from Bangalore, India. I'm hoping to major in &lt;strong&gt;Biomedical Engineering&lt;/strong&gt; and am also super interested in &lt;strong&gt;Global Health&lt;/strong&gt;, after spending the summer in Nepal doing research for a global health Bass Connections. I'm also an RA on East Campus and absolutely love my job. I'm also on a Bollywood fusion dance team here at Duke, called Rhydhun, which I also really love.</text:p>
          </table:table-cell>
          <table:table-cell table:number-columns-repeated="4"/>
        </table:table-row>
        <table:table-row table:style-name="ro1">
          <table:table-cell office:value-type="string">
            <text:p>jt241@duke.edu</text:p>
          </table:table-cell>
          <table:table-cell office:value-type="string">
            <text:p>Jandé Thomas</text:p>
          </table:table-cell>
          <table:table-cell office:value-type="string">
            <text:p>Hi, my name is Jandé Thomas and I am a junior studying &lt;strong&gt;Global Health&lt;/strong&gt; and &lt;strong&gt;Psychology&lt;/strong&gt;. Aside from being a part of the Cohort, I am a resident assistant in one of our upperclassmen dorms. Also, I give tours to prospective Duke students, and tutor children in a college readiness program.</text:p>
          </table:table-cell>
          <table:table-cell table:number-columns-repeated="4"/>
        </table:table-row>
        <table:table-row table:style-name="ro1">
          <table:table-cell office:value-type="string">
            <text:p>sew76@duke.edu</text:p>
          </table:table-cell>
          <table:table-cell office:value-type="string">
            <text:p>Sarah Watkins</text:p>
          </table:table-cell>
          <table:table-cell office:value-type="string">
            <text:p>My name is Sarah Watkins, and I am from Winston-Salem, North Carolina. I am majoring in &lt;strong&gt;Psychology&lt;/strong&gt; with a minor in &lt;strong&gt;Chemistry&lt;/strong&gt; and &lt;strong&gt;Global Health&lt;/strong&gt;. I am involved with Green Devils and Team Kenan on campus. My passions include composting, hiking, Spanish and learning about new cultures.</text:p>
          </table:table-cell>
          <table:table-cell table:number-columns-repeated="4"/>
        </table:table-row>
        <table:table-row table:style-name="ro1">
          <table:table-cell office:value-type="string">
            <text:p>cmt71@duke.edu</text:p>
          </table:table-cell>
          <table:table-cell office:value-type="string">
            <text:p>Charlotte Thomas</text:p>
          </table:table-cell>
          <table:table-cell office:value-type="string">
            <text:p>Hi! My name is Charlotte Thomas, and I am a sophomore at Duke. I am majoring in &lt;strong&gt;Chemistry&lt;/strong&gt; and minoring in &lt;strong&gt;German&lt;/strong&gt;. On campus, I am involved in Progress PERIOD, Duke Inferno, and I work in a chemistry research lab. This past summer I went to DukeEngage - Kenya, WISER. In my free time, I like to read, Netflix binge, and watch Duke basketball.</text:p>
          </table:table-cell>
          <table:table-cell table:number-columns-repeated="4"/>
        </table:table-row>
        <table:table-row table:style-name="ro1">
          <table:table-cell office:value-type="string">
            <text:p>cg232@duke.edu</text:p>
          </table:table-cell>
          <table:table-cell office:value-type="string">
            <text:p>Carmela Guaglianone</text:p>
          </table:table-cell>
          <table:table-cell office:value-type="string">
            <text:p>My name is Carmela Guaglianone, and I'm from Tempe, Arizona. I'm at Duke studying &lt;strong&gt;Neuroscience&lt;/strong&gt; and &lt;strong&gt;Italian Studies&lt;/strong&gt;. I look forward to using these diverse interests to learn more about my world and the people in it. On campus, I am involved with the Duke Human Rights Center and the National Alliance for Mental Health.</text:p>
          </table:table-cell>
          <table:table-cell table:number-columns-repeated="4"/>
        </table:table-row>
        <table:table-row table:style-name="ro1">
          <table:table-cell office:value-type="string">
            <text:p>hnh11@duke.edu </text:p>
          </table:table-cell>
          <table:table-cell office:value-type="string">
            <text:p>Hannah Humayun</text:p>
          </table:table-cell>
          <table:table-cell office:value-type="string">
            <text:p>Hi! My name is Hannah Humayun and I am a junior at Duke University. I am studying &lt;strong&gt;Neuroscience&lt;/strong&gt; and hope to pursue medical school and pediatrics. At Duke, I am involved in Duke RUF and work in the Bergelson lab for infant language acquisition. I am from Los Angeles, California and am looking forward to being in Penny Pilgram this year!</text:p>
          </table:table-cell>
          <table:table-cell table:number-columns-repeated="4"/>
        </table:table-row>
        <table:table-row table:style-name="ro1">
          <table:table-cell office:value-type="string">
            <text:p>mw352@duke.edu</text:p>
          </table:table-cell>
          <table:table-cell office:value-type="string">
            <text:p>Michelle Wong</text:p>
          </table:table-cell>
          <table:table-cell office:value-type="string">
            <text:p>Hello! I'm Michelle Wang, a junior from San Diego, California. I'm studying &lt;strong&gt;Neuroscience&lt;/strong&gt;, &lt;strong&gt;Education&lt;/strong&gt;, and &lt;strong&gt;Political Science&lt;/strong&gt; here at Duke. I am interested in researching how cognition affects behaviors and decision making in all types of settings, from classrooms to companies. In my free time I train aerial silks, and occasionally train dogs as well!</text:p>
          </table:table-cell>
          <table:table-cell table:number-columns-repeated="4"/>
        </table:table-row>
        <table:table-row table:style-name="ro1">
          <table:table-cell office:value-type="string">
            <text:p>ew153@duke.edu</text:p>
          </table:table-cell>
          <table:table-cell office:value-type="string">
            <text:p>Erica Wang</text:p>
          </table:table-cell>
          <table:table-cell office:value-type="string">
            <text:p>From Hershey, Pennsylvania, I’m a Trinity sophomore passionate about &lt;strong&gt;Education&lt;/strong&gt;, &lt;strong&gt;Political Science&lt;/strong&gt;, and &lt;strong&gt;Economics&lt;/strong&gt;. I’m also minoring in Chinese. In my free time, I enjoy running, trying new foods, and watching the TV show Black Mirror.</text:p>
          </table:table-cell>
          <table:table-cell table:number-columns-repeated="4"/>
        </table:table-row>
        <table:table-row table:style-name="ro1">
          <table:table-cell office:value-type="string">
            <text:p>rw158@duke.edu</text:p>
          </table:table-cell>
          <table:table-cell office:value-type="string">
            <text:p>Rose Wong</text:p>
          </table:table-cell>
          <table:table-cell office:value-type="string">
            <text:p>I am a junior majoring in &lt;strong&gt;Political Science&lt;/strong&gt; and minoring in &lt;strong&gt;Economics&lt;/strong&gt; and &lt;strong&gt;Women's Studies&lt;/strong&gt;. I love to write-- it is the art form through which I make sense of the world. I have blog called Thinking Gender, which aims to facilitate critical and constructive dialogue surrounding issues of gender. After graduation, I hope to pursue a career in government affairs in our nation's capital.</text:p>
          </table:table-cell>
          <table:table-cell table:number-columns-repeated="4"/>
        </table:table-row>
        <table:table-row table:style-name="ro1">
          <table:table-cell office:value-type="string">
            <text:p>aer52@duke.edu</text:p>
          </table:table-cell>
          <table:table-cell office:value-type="string">
            <text:p>Arianna Rhue</text:p>
          </table:table-cell>
          <table:table-cell office:value-type="string">
            <text:p>I am a sophomore from Columbia, South Carolina. I plan to major in &lt;strong&gt;Economics&lt;/strong&gt; with a minor in &lt;strong&gt;Spanish&lt;/strong&gt;. In my free time, I participate in clubs on campus, including Duke University Union and The Bridge. I also love to exercise at the gym.</text:p>
          </table:table-cell>
          <table:table-cell table:number-columns-repeated="4"/>
        </table:table-row>
        <table:table-row table:style-name="ro1">
          <table:table-cell office:value-type="string">
            <text:p>cew49@duke.edu</text:p>
          </table:table-cell>
          <table:table-cell office:value-type="string">
            <text:p>Claire Wiebe</text:p>
          </table:table-cell>
          <table:table-cell office:value-type="string">
            <text:p>I’m a senior from Davis, California, majoring in &lt;strong&gt;Math&lt;/strong&gt; and minoring in &lt;strong&gt;Economics&lt;/strong&gt; and &lt;strong&gt;Psychology&lt;/strong&gt;. I have spent my time on campus as a math TA and a research assistant in the Center for Advanced Hindsight, a behavioral economics research lab. I’m also working on a thesis applying math to gerrymandering. When I’m not crying over math in the library, I love running, listening to podcasts and binge-watching TV.</text:p>
          </table:table-cell>
          <table:table-cell table:number-columns-repeated="4"/>
        </table:table-row>
        <table:table-row table:style-name="ro1">
          <table:table-cell office:value-type="string">
            <text:p>eps19@duke.edu</text:p>
          </table:table-cell>
          <table:table-cell office:value-type="string">
            <text:p>Ellen Scully</text:p>
          </table:table-cell>
          <table:table-cell office:value-type="string">
            <text:p>I’m is a Trinity sophomore, majoring in &lt;strong&gt;Psychology&lt;/strong&gt; and minoring in &lt;strong&gt;Spanish&lt;/strong&gt;, from Rye, New York. On campus, I serve as the VP of Membership for Business Oriented Women and VP of Media and Communications of GANO. In my free time, I like to play tennis, go to yoga classes, and explore different restaurants in Durham.</text:p>
          </table:table-cell>
          <table:table-cell table:number-columns-repeated="4"/>
        </table:table-row>
        <table:table-row table:style-name="ro1">
          <table:table-cell office:value-type="string">
            <text:p>eai8@duke.edu</text:p>
          </table:table-cell>
          <table:table-cell office:value-type="string">
            <text:p>Ebehiremhe Anita Izokun</text:p>
          </table:table-cell>
          <table:table-cell office:value-type="string">
            <text:p>Hi! I'm Anita, and I'm from Canada (Winnipeg, MB). I'm majoring in &lt;strong&gt;Psychology&lt;/strong&gt; while minoring in &lt;strong&gt;French&lt;/strong&gt; and &lt;strong&gt;Political Science&lt;/strong&gt;. I'm currently a sophomore and I'm working in a developmental psychology infant lab. I'm also an exec member of DukeAfrica! I love Netflix and ice cream.</text:p>
          </table:table-cell>
          <table:table-cell table:number-columns-repeated="4"/>
        </table:table-row>
        <table:table-row table:style-name="ro1">
          <table:table-cell office:value-type="string">
            <text:p>mv104@duke.edu</text:p>
          </table:table-cell>
          <table:table-cell office:value-type="string">
            <text:p>Mahima Varma</text:p>
          </table:table-cell>
          <table:table-cell office:value-type="string">
            <text:p>I grew up in Kolkata, India and lived there all my life. I'm very interested in mental health, gender dynamics and people in general, so I’m majoring in &lt;strong&gt;Psychology&lt;/strong&gt; and &lt;strong&gt;Sociology&lt;/strong&gt;. I love dogs and all animals and used to believe I had secret animal super powers (like Snow White) when I was younger.</text:p>
          </table:table-cell>
          <table:table-cell table:number-columns-repeated="4"/>
        </table:table-row>
        <table:table-row table:style-name="ro1">
          <table:table-cell office:value-type="string">
            <text:p>sw278@duke.edu</text:p>
          </table:table-cell>
          <table:table-cell office:value-type="string">
            <text:p>Stella Wang</text:p>
          </table:table-cell>
          <table:table-cell office:value-type="string">
            <text:p>Hi! My name is Stella Wang and I'm currently in my fourth year at Duke. I'm originally from New Jersey, but am happy to have a found a home in Durham. Over the course of my undergraduate career, I've been able to further explore my passion for the &lt;strong&gt;environment&lt;/strong&gt; and how it connects to &lt;strong&gt;social justice&lt;/strong&gt;, both in the US and in other countries. For fun, I like to spend my time reading, running and cooking!</text:p>
          </table:table-cell>
          <table:table-cell table:number-columns-repeated="4"/>
        </table:table-row>
        <table:table-row table:style-name="ro1">
          <table:table-cell office:value-type="string">
            <text:p>ejp32@duke.edu</text:p>
          </table:table-cell>
          <table:table-cell office:value-type="string">
            <text:p>Emma Palmer</text:p>
          </table:table-cell>
          <table:table-cell office:value-type="string">
            <text:p>Hi! My name is Emma Palmer and I am a senior studying &lt;strong&gt;Environmental Engineering&lt;/strong&gt;. I am particularly interested in global development and a focus on providing access to clean water. Here at Duke, I'm involved with Duke Engineers for International Development, Duke E-Team, and Duke Symphony Orchestra.</text:p>
          </table:table-cell>
          <table:table-cell table:number-columns-repeated="4"/>
        </table:table-row>
        <table:table-row table:style-name="ro1">
          <table:table-cell office:value-type="string">
            <text:p>aep47@duke.edu</text:p>
          </table:table-cell>
          <table:table-cell office:value-type="string">
            <text:p>Anya Parks</text:p>
          </table:table-cell>
          <table:table-cell office:value-type="string">
            <text:p>I’m from Manassas, Virginia. With a love for the evolutionary sciences and conservation, I hope to get a PhD in &lt;strong&gt;Animal Behavior Science&lt;/strong&gt; and to share my knowledge with other young girls of color. An amateur nature lover, I love sitting in the grass with a good book. I’m really excited to be a part of Penny Pilgrim and can't wait to learn from all the wonderful women in the Cohort!</text:p>
          </table:table-cell>
          <table:table-cell table:number-columns-repeated="4"/>
        </table:table-row>
        <table:table-row table:style-name="ro2">
          <table:table-cell office:value-type="string">
            <text:p>ckk10@duke.edu</text:p>
          </table:table-cell>
          <table:table-cell office:value-type="string">
            <text:p>Christine Kinyua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>
            <text:p>name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org</text:p>
          </table:table-cell>
          <table:table-cell table:style-name="ce5" office:value-type="string">
            <text:p>email</text:p>
          </table:table-cell>
        </table:table-row>
        <table:table-row table:style-name="ro2">
          <table:table-cell table:number-columns-repeated="2"/>
          <table:table-cell office:value-type="string">
            <text:p>Braelyn Parkman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I'm Braelyn Parkman. I'm a sophomore from Mooresville, North Carolina studying &lt;strong&gt;History&lt;/strong&gt; and &lt;strong&gt;Public Policy&lt;/strong&gt;. On campus, I'm involved with Duke Moot Court, debate, the Kenan Ethics Living Learning Community, and Greek life. After Duke, I plan to attend law school.</text:p>
          </table:table-cell>
          <table:table-cell office:value-type="string">
            <text:p>PPGWLI</text:p>
          </table:table-cell>
          <table:table-cell office:value-type="string">
            <text:p>bp120@duke.edu</text:p>
          </table:table-cell>
        </table:table-row>
        <table:table-row table:style-name="ro10">
          <table:table-cell table:number-columns-repeated="2"/>
          <table:table-cell office:value-type="string">
            <text:p>Abigail Kingsley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a &lt;strong&gt;Public Policy&lt;/strong&gt; major with a &lt;strong&gt;Policy Journalism and Media Studies&lt;/strong&gt; Certificate. I’m from Los Angeles, California. My passions include politics and journalism.</text:p>
          </table:table-cell>
          <table:table-cell office:value-type="string">
            <text:p>PPGWLI</text:p>
          </table:table-cell>
          <table:table-cell office:value-type="string">
            <text:p>ak458@duke.edu</text:p>
          </table:table-cell>
        </table:table-row>
        <table:table-row table:style-name="ro2">
          <table:table-cell table:number-columns-repeated="2"/>
          <table:table-cell office:value-type="string">
            <text:p>Swathi Ramprasad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a sophomore studying &lt;strong&gt;Public Policy&lt;/strong&gt; and &lt;strong&gt;Computer Science&lt;/strong&gt;, interested in learning about strategic ways to tackle broad, societal issues. I’m involved in a number of programs that engage with human rights, women’s issues, and community outreach, including the Sanford Institute of Public Policy, SuWa, Duke Partnerships for Service, and the Women's Legal Centre. I am beyond thrilled to be part of the Penny Pilgrim George Women's Initiative this year. I hope to learn from the mentorship of strong female influences at Duke and build lasting relationships with the rest of the cohort.</text:p>
          </table:table-cell>
          <table:table-cell office:value-type="string">
            <text:p>PPGWLI</text:p>
          </table:table-cell>
          <table:table-cell office:value-type="string">
            <text:p>sr334@duke.edu</text:p>
          </table:table-cell>
        </table:table-row>
        <table:table-row table:style-name="ro10">
          <table:table-cell table:number-columns-repeated="2"/>
          <table:table-cell office:value-type="string">
            <text:p>Kathleen Chen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ello! I'm Kathleen Chen, a sophomore studying &lt;strong&gt;Computer Science&lt;/strong&gt; originally from Seattle, Washington. Over the summer, I was a software engineering intern at GE, and on campus, I'm involved in the Duke Technology Scholars, research, and the Cube Entrepreneurial Group! I love rock climbing in my free time.</text:p>
          </table:table-cell>
          <table:table-cell office:value-type="string">
            <text:p>PPGWLI</text:p>
          </table:table-cell>
          <table:table-cell office:value-type="string">
            <text:p>kzc3@duke.edu</text:p>
          </table:table-cell>
        </table:table-row>
        <table:table-row table:style-name="ro2">
          <table:table-cell table:number-columns-repeated="2"/>
          <table:table-cell office:value-type="string">
            <text:p>Urmi Pandya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am Urmi Pandya, and I am a sophomore from Richmond, Virginia interested in &lt;strong&gt;Computer&lt;/strong&gt; &lt;strong&gt;Science&lt;/strong&gt; and &lt;strong&gt;Psychology&lt;/strong&gt;. A few random things about me: I am left-handed but write with my right hand, I have been vegetarian since birth, and I speak Gujarati.</text:p>
          </table:table-cell>
          <table:table-cell office:value-type="string">
            <text:p>PPGWLI</text:p>
          </table:table-cell>
          <table:table-cell office:value-type="string">
            <text:p>usp2@duke.edu</text:p>
          </table:table-cell>
        </table:table-row>
        <table:table-row table:style-name="ro10">
          <table:table-cell table:number-columns-repeated="2"/>
          <table:table-cell office:value-type="string">
            <text:p>Annie Lu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from Portland, Oregon. I’m undecided in my major, but I’m interested in &lt;strong&gt;Biology&lt;/strong&gt; and &lt;strong&gt;Computer Science&lt;/strong&gt;. I'm a part of Duke Conversations, and I'm passionate about female empowerment and mental health. I love sushi, puppies, and art!</text:p>
          </table:table-cell>
          <table:table-cell office:value-type="string">
            <text:p>PPGWLI</text:p>
          </table:table-cell>
          <table:table-cell office:value-type="string">
            <text:p>al343@duke.edu</text:p>
          </table:table-cell>
        </table:table-row>
        <table:table-row table:style-name="ro10">
          <table:table-cell table:number-columns-repeated="2"/>
          <table:table-cell office:value-type="string">
            <text:p>Lydia Hendrick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'm from Oxford, North Carolina. I'm majoring in &lt;strong&gt;Biology&lt;/strong&gt; with a certificate in &lt;strong&gt;Documentary Studies&lt;/strong&gt;. In my free time, I like to take time to work on my art and painting.</text:p>
          </table:table-cell>
          <table:table-cell office:value-type="string">
            <text:p>PPGWLI</text:p>
          </table:table-cell>
          <table:table-cell office:value-type="string">
            <text:p>lah95@duke.edu</text:p>
          </table:table-cell>
        </table:table-row>
        <table:table-row table:style-name="ro10">
          <table:table-cell table:number-columns-repeated="2"/>
          <table:table-cell office:value-type="string">
            <text:p>Evelyn Garcia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Evelyn Garcia and I am a sophomore from Miami, Florida. I am studying &lt;strong&gt;Biology&lt;/strong&gt; and &lt;strong&gt;Market &amp;amp; Management Studies&lt;/strong&gt;. On campus, I am involved with research at both an economics lab and a plant biology lab, a volunteer service fraternity/organization and the women's Ultimate Frisbee team. In my spare time, I love capturing nature and ocean life through a camera lens</text:p>
          </table:table-cell>
          <table:table-cell office:value-type="string">
            <text:p>PPGWLI</text:p>
          </table:table-cell>
          <table:table-cell office:value-type="string">
            <text:p>emg64@duke.edu</text:p>
          </table:table-cell>
        </table:table-row>
        <table:table-row table:style-name="ro2">
          <table:table-cell table:number-columns-repeated="2"/>
          <table:table-cell office:value-type="string">
            <text:p>Rishika Gundi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'm currently a sophomore at Duke, and I'm from Bangalore, India. I'm hoping to major in &lt;strong&gt;Biomedical Engineering&lt;/strong&gt; and am also super interested in &lt;strong&gt;Global Health&lt;/strong&gt;, after spending the summer in Nepal doing research for a global health Bass Connections. I'm also an RA on East Campus and absolutely love my job. I'm also on a Bollywood fusion dance team here at Duke, called Rhydhun, which I also really love.</text:p>
          </table:table-cell>
          <table:table-cell office:value-type="string">
            <text:p>PPGWLI</text:p>
          </table:table-cell>
          <table:table-cell office:value-type="string">
            <text:p>rvg3@duke.edu</text:p>
          </table:table-cell>
        </table:table-row>
        <table:table-row table:style-name="ro2">
          <table:table-cell table:number-columns-repeated="2"/>
          <table:table-cell office:value-type="string">
            <text:p>Jandé Thomas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, my name is Jandé Thomas and I am a junior studying &lt;strong&gt;Global Health&lt;/strong&gt; and &lt;strong&gt;Psychology&lt;/strong&gt;. Aside from being a part of the Cohort, I am a resident assistant in one of our upperclassmen dorms. Also, I give tours to prospective Duke students, and tutor children in a college readiness program.</text:p>
          </table:table-cell>
          <table:table-cell office:value-type="string">
            <text:p>PPGWLI</text:p>
          </table:table-cell>
          <table:table-cell office:value-type="string">
            <text:p>jt241@duke.edu</text:p>
          </table:table-cell>
        </table:table-row>
        <table:table-row table:style-name="ro2">
          <table:table-cell table:number-columns-repeated="2"/>
          <table:table-cell office:value-type="string">
            <text:p>Sarah Watkins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My name is Sarah Watkins, and I am from Winston-Salem, North Carolina. I am majoring in &lt;strong&gt;Psychology&lt;/strong&gt; with a minor in &lt;strong&gt;Chemistry&lt;/strong&gt; and &lt;strong&gt;Global Health&lt;/strong&gt;. I am involved with Green Devils and Team Kenan on campus. My passions include composting, hiking, Spanish and learning about new cultures.</text:p>
          </table:table-cell>
          <table:table-cell office:value-type="string">
            <text:p>PPGWLI</text:p>
          </table:table-cell>
          <table:table-cell office:value-type="string">
            <text:p>sew76@duke.edu</text:p>
          </table:table-cell>
        </table:table-row>
        <table:table-row table:style-name="ro10">
          <table:table-cell table:number-columns-repeated="2"/>
          <table:table-cell office:value-type="string">
            <text:p>Charlotte Thomas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Charlotte Thomas, and I am a sophomore at Duke. I am majoring in &lt;strong&gt;Chemistry&lt;/strong&gt; and minoring in &lt;strong&gt;German&lt;/strong&gt;. On campus, I am involved in Progress PERIOD, Duke Inferno, and I work in a chemistry research lab. This past summer I went to DukeEngage - Kenya, WISER. In my free time, I like to read, Netflix binge, and watch Duke basketball.</text:p>
          </table:table-cell>
          <table:table-cell office:value-type="string">
            <text:p>PPGWLI</text:p>
          </table:table-cell>
          <table:table-cell office:value-type="string">
            <text:p>cmt71@duke.edu</text:p>
          </table:table-cell>
        </table:table-row>
        <table:table-row table:style-name="ro2">
          <table:table-cell table:number-columns-repeated="2"/>
          <table:table-cell office:value-type="string">
            <text:p>Carmela Guaglianone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My name is Carmela Guaglianone, and I'm from Tempe, Arizona. I'm at Duke studying &lt;strong&gt;Neuroscience&lt;/strong&gt; and &lt;strong&gt;Italian Studies&lt;/strong&gt;. I look forward to using these diverse interests to learn more about my world and the people in it. On campus, I am involved with the Duke Human Rights Center and the National Alliance for Mental Health.</text:p>
          </table:table-cell>
          <table:table-cell office:value-type="string">
            <text:p>PPGWLI</text:p>
          </table:table-cell>
          <table:table-cell office:value-type="string">
            <text:p>cg232@duke.edu</text:p>
          </table:table-cell>
        </table:table-row>
        <table:table-row table:style-name="ro2">
          <table:table-cell table:number-columns-repeated="2"/>
          <table:table-cell office:value-type="string">
            <text:p>Hannah Humayun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Hannah Humayun and I am a junior at Duke University. I am studying &lt;strong&gt;Neuroscience&lt;/strong&gt; and hope to pursue medical school and pediatrics. At Duke, I am involved in Duke RUF and work in the Bergelson lab for infant language acquisition. I am from Los Angeles, California and am looking forward to being in Penny Pilgram this year!</text:p>
          </table:table-cell>
          <table:table-cell office:value-type="string">
            <text:p>PPGWLI</text:p>
          </table:table-cell>
          <table:table-cell office:value-type="string">
            <text:p>hnh11@duke.edu </text:p>
          </table:table-cell>
        </table:table-row>
        <table:table-row table:style-name="ro10">
          <table:table-cell table:number-columns-repeated="2"/>
          <table:table-cell office:value-type="string">
            <text:p>Michelle Wong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ello! I'm Michelle Wang, a junior from San Diego, California. I'm studying &lt;strong&gt;Neuroscience&lt;/strong&gt;, &lt;strong&gt;Education&lt;/strong&gt;, and &lt;strong&gt;Political Science&lt;/strong&gt; here at Duke. I am interested in researching how cognition affects behaviors and decision making in all types of settings, from classrooms to companies. In my free time I train aerial silks, and occasionally train dogs as well!</text:p>
          </table:table-cell>
          <table:table-cell office:value-type="string">
            <text:p>PPGWLI</text:p>
          </table:table-cell>
          <table:table-cell office:value-type="string">
            <text:p>mw352@duke.edu</text:p>
          </table:table-cell>
        </table:table-row>
        <table:table-row table:style-name="ro10">
          <table:table-cell table:number-columns-repeated="2"/>
          <table:table-cell office:value-type="string">
            <text:p>Erica Wang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From Hershey, Pennsylvania, I’m a Trinity sophomore passionate about &lt;strong&gt;Education&lt;/strong&gt;, &lt;strong&gt;Political Science&lt;/strong&gt;, and &lt;strong&gt;Economics&lt;/strong&gt;. I’m also minoring in Chinese. In my free time, I enjoy running, trying new foods, and watching the TV show Black Mirror.</text:p>
          </table:table-cell>
          <table:table-cell office:value-type="string">
            <text:p>PPGWLI</text:p>
          </table:table-cell>
          <table:table-cell office:value-type="string">
            <text:p>ew153@duke.edu</text:p>
          </table:table-cell>
        </table:table-row>
        <table:table-row table:style-name="ro10">
          <table:table-cell table:number-columns-repeated="2"/>
          <table:table-cell office:value-type="string">
            <text:p>Rose Wong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am a junior majoring in &lt;strong&gt;Political Science&lt;/strong&gt; and minoring in &lt;strong&gt;Economics&lt;/strong&gt; and &lt;strong&gt;Women's Studies&lt;/strong&gt;. I love to write-- it is the art form through which I make sense of the world. I have blog called Thinking Gender, which aims to facilitate critical and constructive dialogue surrounding issues of gender. After graduation, I hope to pursue a career in government affairs in our nation's capital.</text:p>
          </table:table-cell>
          <table:table-cell office:value-type="string">
            <text:p>PPGWLI</text:p>
          </table:table-cell>
          <table:table-cell office:value-type="string">
            <text:p>rw158@duke.edu</text:p>
          </table:table-cell>
        </table:table-row>
        <table:table-row table:style-name="ro2">
          <table:table-cell table:number-columns-repeated="2"/>
          <table:table-cell office:value-type="string">
            <text:p>Arianna Rhue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am a sophomore from Columbia, South Carolina. I plan to major in &lt;strong&gt;Economics&lt;/strong&gt; with a minor in &lt;strong&gt;Spanish&lt;/strong&gt;. In my free time, I participate in clubs on campus, including Duke University Union and The Bridge. I also love to exercise at the gym.</text:p>
          </table:table-cell>
          <table:table-cell office:value-type="string">
            <text:p>PPGWLI</text:p>
          </table:table-cell>
          <table:table-cell office:value-type="string">
            <text:p>aer52@duke.edu</text:p>
          </table:table-cell>
        </table:table-row>
        <table:table-row table:style-name="ro2">
          <table:table-cell table:number-columns-repeated="2"/>
          <table:table-cell office:value-type="string">
            <text:p>Claire Wiebe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a senior from Davis, California, majoring in &lt;strong&gt;Math&lt;/strong&gt; and minoring in &lt;strong&gt;Economics&lt;/strong&gt; and &lt;strong&gt;Psychology&lt;/strong&gt;. I have spent my time on campus as a math TA and a research assistant in the Center for Advanced Hindsight, a behavioral economics research lab. I’m also working on a thesis applying math to gerrymandering. When I’m not crying over math in the library, I love running, listening to podcasts and binge-watching TV.</text:p>
          </table:table-cell>
          <table:table-cell office:value-type="string">
            <text:p>PPGWLI</text:p>
          </table:table-cell>
          <table:table-cell office:value-type="string">
            <text:p>cew49@duke.edu</text:p>
          </table:table-cell>
        </table:table-row>
        <table:table-row table:style-name="ro10">
          <table:table-cell table:number-columns-repeated="2"/>
          <table:table-cell office:value-type="string">
            <text:p>Ellen Scully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is a Trinity sophomore, majoring in &lt;strong&gt;Psychology&lt;/strong&gt; and minoring in &lt;strong&gt;Spanish&lt;/strong&gt;, from Rye, New York. On campus, I serve as the VP of Membership for Business Oriented Women and VP of Media and Communications of GANO. In my free time, I like to play tennis, go to yoga classes, and explore different restaurants in Durham.</text:p>
          </table:table-cell>
          <table:table-cell office:value-type="string">
            <text:p>PPGWLI</text:p>
          </table:table-cell>
          <table:table-cell office:value-type="string">
            <text:p>eps19@duke.edu</text:p>
          </table:table-cell>
        </table:table-row>
        <table:table-row table:style-name="ro2">
          <table:table-cell table:number-columns-repeated="2"/>
          <table:table-cell office:value-type="string">
            <text:p>Ebehiremhe Anita Izokun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I'm Anita, and I'm from Canada (Winnipeg, MB). I'm majoring in &lt;strong&gt;Psychology&lt;/strong&gt; while minoring in &lt;strong&gt;French&lt;/strong&gt; and &lt;strong&gt;Political Science&lt;/strong&gt;. I'm currently a sophomore and I'm working in a developmental psychology infant lab. I'm also an exec member of DukeAfrica! I love Netflix and ice cream.</text:p>
          </table:table-cell>
          <table:table-cell office:value-type="string">
            <text:p>PPGWLI</text:p>
          </table:table-cell>
          <table:table-cell office:value-type="string">
            <text:p>eai8@duke.edu</text:p>
          </table:table-cell>
        </table:table-row>
        <table:table-row table:style-name="ro2">
          <table:table-cell table:number-columns-repeated="2"/>
          <table:table-cell office:value-type="string">
            <text:p>Mahima Varma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grew up in Kolkata, India and lived there all my life. I'm very interested in mental health, gender dynamics and people in general, so I’m majoring in &lt;strong&gt;Psychology&lt;/strong&gt; and &lt;strong&gt;Sociology&lt;/strong&gt;. I love dogs and all animals and used to believe I had secret animal super powers (like Snow White) when I was younger.</text:p>
          </table:table-cell>
          <table:table-cell office:value-type="string">
            <text:p>PPGWLI</text:p>
          </table:table-cell>
          <table:table-cell office:value-type="string">
            <text:p>mv104@duke.edu</text:p>
          </table:table-cell>
        </table:table-row>
        <table:table-row table:style-name="ro10">
          <table:table-cell table:number-columns-repeated="2"/>
          <table:table-cell office:value-type="string">
            <text:p>Stella Wang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Stella Wang and I'm currently in my fourth year at Duke. I'm originally from New Jersey, but am happy to have a found a home in Durham. Over the course of my undergraduate career, I've been able to further explore my passion for the &lt;strong&gt;environment&lt;/strong&gt; and how it connects to &lt;strong&gt;social justice&lt;/strong&gt;, both in the US and in other countries. For fun, I like to spend my time reading, running and cooking!</text:p>
          </table:table-cell>
          <table:table-cell office:value-type="string">
            <text:p>PPGWLI</text:p>
          </table:table-cell>
          <table:table-cell office:value-type="string">
            <text:p>sw278@duke.edu</text:p>
          </table:table-cell>
        </table:table-row>
        <table:table-row table:style-name="ro10">
          <table:table-cell table:number-columns-repeated="2"/>
          <table:table-cell office:value-type="string">
            <text:p>Emma Palmer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Emma Palmer and I am a senior studying &lt;strong&gt;Environmental Engineering&lt;/strong&gt;. I am particularly interested in global development and a focus on providing access to clean water. Here at Duke, I'm involved with Duke Engineers for International Development, Duke E-Team, and Duke Symphony Orchestra.</text:p>
          </table:table-cell>
          <table:table-cell office:value-type="string">
            <text:p>PPGWLI</text:p>
          </table:table-cell>
          <table:table-cell office:value-type="string">
            <text:p>ejp32@duke.edu</text:p>
          </table:table-cell>
        </table:table-row>
        <table:table-row table:style-name="ro2">
          <table:table-cell table:number-columns-repeated="2"/>
          <table:table-cell office:value-type="string">
            <text:p>Anya Parks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from Manassas, Virginia. With a love for the evolutionary sciences and conservation, I hope to get a PhD in &lt;strong&gt;Animal Behavior Science&lt;/strong&gt; and to share my knowledge with other young girls of color. An amateur nature lover, I love sitting in the grass with a good book. I’m really excited to be a part of Penny Pilgrim and can't wait to learn from all the wonderful women in the Cohort!</text:p>
          </table:table-cell>
          <table:table-cell office:value-type="string">
            <text:p>PPGWLI</text:p>
          </table:table-cell>
          <table:table-cell office:value-type="string">
            <text:p>aep47@duke.edu</text:p>
          </table:table-cell>
        </table:table-row>
        <table:table-row table:style-name="ro2">
          <table:table-cell table:number-columns-repeated="2"/>
          <table:table-cell office:value-type="string">
            <text:p>Christine Kinyua</text:p>
          </table:table-cell>
          <table:table-cell table:style-name="ce6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/>
          <table:table-cell office:value-type="string">
            <text:p>PPGWLI</text:p>
          </table:table-cell>
          <table:table-cell office:value-type="string">
            <text:p>ckk10@duke.edu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4/23/2019</text:date>, <text:time>18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0:01</meta:creation-date>
    <dc:date>2019-04-23T18:19:36</dc:date>
    <meta:editing-duration>PT1H2M53S</meta:editing-duration>
    <meta:editing-cycles>2</meta:editing-cycles>
    <meta:generator>OpenOffice/4.1.6$Unix OpenOffice.org_project/416m1$Build-9790</meta:generator>
    <meta:document-statistic meta:table-count="3" meta:cell-count="554" meta:object-count="0"/>
    <meta:user-defined meta:name=""/>
  </office:meta>
</office:document-meta>
</file>